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458" officeooo:paragraph-rsid="000d2458"/>
    </style:style>
    <style:style style:name="P2" style:family="paragraph" style:parent-style-name="Standard">
      <style:text-properties officeooo:rsid="000d2458" officeooo:paragraph-rsid="000d2458" fo:background-color="#fff200"/>
    </style:style>
    <style:style style:name="P3" style:family="paragraph" style:parent-style-name="Standard">
      <style:text-properties officeooo:rsid="000d2458" officeooo:paragraph-rsid="000d2458" fo:background-color="#ff3333"/>
    </style:style>
    <style:style style:name="P4" style:family="paragraph" style:parent-style-name="Standard">
      <style:text-properties officeooo:rsid="000eb847" officeooo:paragraph-rsid="000eb847" fo:background-color="#ff3333"/>
    </style:style>
    <style:style style:name="T1" style:family="text">
      <style:text-properties officeooo:rsid="000eb847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3333" loext:char-shading-value="0"/>
    </style:style>
    <style:style style:name="T5" style:family="text">
      <style:text-properties officeooo:rsid="000eb847" fo:background-color="#ff3333" loext:char-shading-value="0"/>
    </style:style>
    <style:style style:name="T6" style:family="text">
      <style:text-properties officeooo:rsid="000eb847" fo:background-color="#ff3333" loext:char-shading-value="0"/>
    </style:style>
    <style:style style:name="T7" style:family="text">
      <style:text-properties fo:background-color="#ff33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</text:p>
      <text:p text:style-name="P1">-A partir du TP2</text:p>
      <text:p text:style-name="P1">-expliquer ce que l’on fait vis a vis des 4 phases de la spécification d’un type abstrait</text:p>
      <text:p text:style-name="P1"/>
      <text:p text:style-name="P1">Problematique : _preciser un type abstrait choisi (pile,file,etc), dire que le but est de definir de maniere concrete ce type : structure +operations,</text:p>
      <text:p text:style-name="P1"/>
      <text:p text:style-name="P1">Realisation : _detailler le travail accompli au niveau de chaque phases,</text:p>
      <text:p text:style-name="P1"><text:tab/><text:tab/><text:span text:style-name="T3">1-spécification (.casl) déjà fourni : extraction de la structure, des operations<text:tab/><text:tab/><text:tab/> <text:s text:c="2"/>(signatures), les proprietes(axiomes)</text:span></text:p>
      <text:p text:style-name="P2"><text:tab/><text:tab/>2-validation (screenshot hets en ligne POLIATOR) : validation reussi , dire qu’elle <text:tab/><text:tab/> <text:s text:c="3"/>est complete est coherente.</text:p>
      <text:p text:style-name="P1"><text:tab/><text:tab/><text:span text:style-name="T7">3-implementation en c : description concrete de la structure (typedef) et <text:tab/><text:tab/><text:tab/><text:tab/> <text:s text:c="2"/>implementation des operations </text:span><text:span text:style-name="T6">de maniere a respecter les proprietes.</text:span></text:p>
      <text:p text:style-name="P3"><text:tab/><text:tab/><text:span text:style-name="T1">4-verification en c : on s’assure que l’implementation est correcte (respecte les <text:tab/><text:tab/><text:tab/> <text:s text:c="3"/>proprietes).</text:span></text:p>
      <text:p text:style-name="P3"/>
      <text:p text:style-name="P4"><text:span text:style-name="T2">Abstrait</text:span></text:p>
      <text:p text:style-name="P4">Conc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9:53:01.969714014</meta:creation-date>
    <dc:date>2018-11-09T10:04:13.744825847</dc:date>
    <meta:editing-duration>PT11M1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22" meta:character-count="853" meta:non-whitespace-character-count="708"/>
  </office:meta>
</office:document-meta>
</file>